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DejaVu Sans Mono', monospace"/>
    <style:font-face style:name="Noto Serif" svg:font-family="'Noto Serif', 'DejaVu Serif', serif"/>
    <style:font-face style:name="Open Sans" svg:font-family="'Open Sans', 'DejaVu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389in" table:align="left" fo:background-color="#ffffff">
        <style:background-image/>
      </style:table-properties>
    </style:style>
    <style:style style:name="Table1.A" style:family="table-column">
      <style:table-column-properties style:column-width="2.375in"/>
    </style:style>
    <style:style style:name="Table1.B" style:family="table-column">
      <style:table-column-properties style:column-width="1.625in"/>
    </style:style>
    <style:style style:name="Table1.C" style:family="table-column">
      <style:table-column-properties style:column-width="3.0389in"/>
    </style:style>
    <style:style style:name="Table1.A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C1" style:family="table-cell">
      <style:table-cell-properties style:vertical-align="middle" fo:padding-left="0in" fo:padding-right="0in" fo:padding-top="0in" fo:padding-bottom="0.0194in" fo:border-left="none" fo:border-right="none" fo:border-top="none" fo:border-bottom="0.75pt solid #dedede"/>
    </style:style>
    <style:style style:name="Table1.3" style:family="table-row">
      <style:table-row-properties fo:background-color="#f8f8f7">
        <style:background-image/>
      </style:table-row-properties>
    </style:style>
    <style:style style:name="Table1.A10" style:family="table-cell">
      <style:table-cell-properties style:vertical-align="middle" fo:padding-left="0in" fo:padding-right="0.0194in" fo:padding-top="0in" fo:padding-bottom="0in" fo:border-left="none" fo:border-right="0.75pt solid #dedede" fo:border-top="none" fo:border-bottom="none"/>
    </style:style>
    <style:style style:name="Table1.C10" style:family="table-cell">
      <style:table-cell-properties style:vertical-align="middle" fo:padding="0.0194in" fo:border="0.05pt solid #dedede"/>
    </style:style>
    <style:style style:name="P1" style:family="paragraph" style:parent-style-name="Text_20_body">
      <style:text-properties officeooo:rsid="000fa186" officeooo:paragraph-rsid="000fa186"/>
    </style:style>
    <style:style style:name="P2" style:family="paragraph" style:parent-style-name="Text_20_body">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inherit" fo:font-size="12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line-height="158%" fo:orphans="2" fo:widows="2" fo:text-indent="0in" style:auto-text-indent="false" fo:padding="0in" fo:border="none"/>
    </style:style>
    <style:style style:name="P7"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8"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style:style>
    <style:style style:name="P9" style:family="paragraph" style:parent-style-name="Heading_20_3">
      <style:paragraph-properties fo:margin-left="0in" fo:margin-right="0in" fo:margin-top="0in" fo:margin-bottom="0in" loext:contextual-spacing="false" fo:orphans="2" fo:widows="2" fo:text-indent="0in" style:auto-text-indent="false"/>
    </style:style>
    <style:style style:name="P10"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style:style>
    <style:style style:name="P1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style:font-name="Noto Serif" fo:font-size="12pt" fo:letter-spacing="normal" fo:font-style="normal" fo:font-weight="normal" loext:padding="0in" loext:border="none"/>
    </style:style>
    <style:style style:name="P12" style:family="paragraph" style:parent-style-name="Heading_20_1">
      <style:paragraph-properties fo:text-align="center" style:justify-single-word="false"/>
      <style:text-properties fo:font-variant="normal" fo:text-transform="none" style:font-name="Open Sans" fo:font-style="normal" fo:font-weight="bold" officeooo:rsid="000f4aea" officeooo:paragraph-rsid="000f4aea"/>
    </style:style>
    <style:style style:name="P13" style:family="paragraph" style:parent-style-name="Heading_20_2">
      <style:text-properties officeooo:rsid="000f4aea" officeooo:paragraph-rsid="000f4aea"/>
    </style:style>
    <style:style style:name="P14" style:family="paragraph" style:parent-style-name="Preformatted_20_Text">
      <loext:graphic-properties draw:fill="solid" draw:fill-color="#f7f7f8" draw:opacity="100%"/>
      <style:paragraph-properties fo:margin-top="0in" fo:margin-bottom="0in" loext:contextual-spacing="false" fo:line-height="145%" fo:orphans="2" fo:widows="2" fo:background-color="#f7f7f8"/>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Noto Serif" fo:font-size="12pt" fo:letter-spacing="normal" fo:font-style="normal" fo:font-weight="normal" loext:padding="0in" loext: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loext:padding="0in" loext:border="none"/>
    </style:style>
    <style:style style:name="P17" style:family="paragraph" style:parent-style-name="Text_20_body">
      <style:paragraph-properties fo:margin-left="0in" fo:margin-right="0in" fo:line-height="145%" fo:orphans="2" fo:widows="2" fo:text-indent="0in" style:auto-text-indent="false"/>
    </style:style>
    <style:style style:name="P18" style:family="paragraph" style:parent-style-name="Text_20_body">
      <style:paragraph-properties fo:margin-left="0in" fo:margin-right="0in" fo:line-height="145%" fo:orphans="2" fo:widows="2" fo:text-indent="0in" style:auto-text-indent="false"/>
      <style:text-properties officeooo:rsid="0024fb74" officeooo:paragraph-rsid="0024fb74"/>
    </style:style>
    <style:style style:name="P19" style:family="paragraph" style:parent-style-name="Preformatted_20_Text">
      <style:paragraph-properties fo:margin-left="0in" fo:margin-right="0in" fo:line-height="145%" fo:orphans="2" fo:widows="2" fo:text-indent="0in" style:auto-text-indent="false"/>
    </style:style>
    <style:style style:name="P20" style:family="paragraph" style:parent-style-name="Preformatted_20_Text">
      <loext:graphic-properties draw:fill="solid" draw:fill-color="#f7f7f8" draw:opacity="100%"/>
      <style:paragraph-properties fo:margin-left="0in" fo:margin-right="0in" fo:margin-top="0in" fo:margin-bottom="0in" loext:contextual-spacing="false" fo:line-height="145%" fo:orphans="2" fo:widows="2" fo:text-indent="0in" style:auto-text-indent="false" fo:background-color="#f7f7f8"/>
    </style:style>
    <style:style style:name="P21" style:family="paragraph" style:parent-style-name="Preformatted_20_Text">
      <loext:graphic-properties draw:fill="solid" draw:fill-color="#f7f7f8" draw:opacity="100%"/>
      <style:paragraph-properties fo:margin-top="0in" fo:margin-bottom="0in" loext:contextual-spacing="false" fo:line-height="145%" fo:orphans="2" fo:widows="2" fo:background-color="#f7f7f8"/>
    </style:style>
    <style:style style:name="P22"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style:font-name="Noto Serif" fo:font-size="12pt" fo:letter-spacing="normal" fo:font-style="normal" fo:font-weight="normal" loext:padding="0in" loext:border="none"/>
    </style:style>
    <style:style style:name="P23" style:family="paragraph" style:parent-style-name="Heading_20_3">
      <style:paragraph-properties fo:margin-left="0in" fo:margin-right="0in" fo:margin-top="0in" fo:margin-bottom="0in" loext:contextual-spacing="false" fo:line-height="120%" fo:orphans="2" fo:widows="2" fo:text-indent="0in" style:auto-text-indent="false" fo:padding="0in" fo:border="none"/>
    </style:style>
    <style:style style:name="P24" style:family="paragraph" style:parent-style-name="Table_20_Heading">
      <style:paragraph-properties fo:margin-left="0in" fo:margin-right="0in" fo:margin-top="0in" fo:margin-bottom="0in" loext:contextual-spacing="false" fo:line-height="160%" fo:text-align="start" style:justify-single-word="false" fo:text-indent="0in" style:auto-text-indent="false"/>
      <style:text-properties fo:font-weight="bold"/>
    </style:style>
    <style:style style:name="P25" style:family="paragraph" style:parent-style-name="Table_20_Contents">
      <style:paragraph-properties fo:margin-left="0in" fo:margin-right="0in" fo:margin-top="0in" fo:margin-bottom="0in" loext:contextual-spacing="false" fo:line-height="145%" fo:text-align="start" style:justify-single-word="false" fo:text-indent="0in" style:auto-text-indent="false" fo:padding="0in" fo:border="none"/>
    </style:style>
    <style:style style:name="P26" style:family="paragraph" style:parent-style-name="Table_20_Contents">
      <style:paragraph-properties fo:margin-left="0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inherit" fo:font-style="normal" fo:font-weight="normal"/>
    </style:style>
    <style:style style:name="T1" style:family="text">
      <style:text-properties fo:font-weight="bold" style:font-weight-asian="bold" style:font-weight-complex="bold"/>
    </style:style>
    <style:style style:name="T2" style:family="text">
      <style:text-properties fo:color="#a53221" style:text-line-through-style="none" style:text-line-through-type="none" style:font-name="Open Sans" style:text-underline-style="none" fo:font-weight="bold" style:text-blinking="false" fo:background-color="transparent" loext:char-shading-value="0"/>
    </style:style>
    <style:style style:name="T3" style:family="text">
      <style:text-properties fo:color="#a53221" style:text-line-through-style="none" style:text-line-through-type="none" style:font-name="Open Sans" fo:font-size="18pt" fo:language="zxx" fo:country="none" style:text-underline-style="none" fo:font-weight="bold" officeooo:rsid="000f4aea" style:text-blinking="false" fo:background-color="transparent" loext:char-shading-value="0" style:font-name-asian="Noto Sans CJK SC Regular" style:font-size-asian="18pt" style:language-asian="zxx" style:country-asian="none" style:font-weight-asian="bold" style:font-name-complex="FreeSans" style:font-size-complex="18pt" style:language-complex="zxx" style:country-complex="none" style:font-weight-complex="bold"/>
    </style:style>
    <style:style style:name="T4" style:family="text">
      <style:text-properties fo:color="#a53221" style:text-line-through-style="none" style:text-line-through-type="none" style:font-name="Open Sans" fo:font-size="14pt" fo:language="zxx" fo:country="none" style:text-underline-style="none" fo:font-weight="bold" style:text-blinking="false" fo:background-color="transparent" loext:char-shading-value="0" style:font-name-asian="Noto Sans CJK SC Regular" style:font-size-asian="14pt" style:language-asian="zxx" style:country-asian="none" style:font-weight-asian="bold" style:font-name-complex="FreeSans" style:font-size-complex="14pt" style:language-complex="zxx" style:country-complex="none" style:font-weight-complex="bold"/>
    </style:style>
    <style:style style:name="T5" style:family="text">
      <style:text-properties fo:font-variant="normal" fo:text-transform="none" fo:color="#a53221" style:text-line-through-style="none" style:text-line-through-type="none" style:font-name="Open Sans" fo:font-style="normal" style:text-underline-style="none" fo:font-weight="bold" style:text-blinking="false" fo:background-color="transparent" loext:char-shading-value="0"/>
    </style:style>
    <style:style style:name="T6" style:family="text">
      <style:text-properties fo:font-variant="normal" fo:text-transform="none" fo:color="#a53221" style:text-line-through-style="none" style:text-line-through-type="none" style:font-name="Open Sans" fo:letter-spacing="normal" fo:font-style="normal" style:text-underline-style="none" fo:font-weight="bold" style:text-blinking="false" fo:background-color="transparent" loext:char-shading-value="0"/>
    </style:style>
    <style:style style:name="T7" style:family="text">
      <style:text-properties fo:font-variant="normal" fo:text-transform="none" fo:color="#a53221" style:text-line-through-style="none" style:text-line-through-type="none" style:font-name="Open Sans" fo:font-size="12.75pt" fo:letter-spacing="normal" fo:font-style="normal" style:text-underline-style="none" fo:font-weight="bold" style:text-blinking="false" fo:background-color="transparent" loext:char-shading-value="0"/>
    </style:style>
    <style:style style:name="T8" style:family="text">
      <style:text-properties fo:font-variant="normal" fo:text-transform="none" style:font-name="inherit" fo:font-size="12pt" fo:letter-spacing="normal" fo:font-style="normal" fo:font-weight="normal" loext:padding="0in" loext:border="none"/>
    </style:style>
    <style:style style:name="T9" style:family="text">
      <style:text-properties fo:font-variant="normal" fo:text-transform="none" style:font-name="inherit" fo:font-size="12pt" fo:letter-spacing="normal" fo:font-style="normal" fo:font-weight="bold" style:font-weight-asian="bold" style:font-weight-complex="bold" loext:padding="0in" loext:border="none"/>
    </style:style>
    <style:style style:name="T10" style:family="text">
      <style:text-properties fo:font-variant="normal" fo:text-transform="none" style:font-name="inherit" fo:font-size="12pt" fo:letter-spacing="normal" fo:font-style="italic" fo:font-weight="normal" loext:padding="0in" loext:border="none"/>
    </style:style>
    <style:style style:name="T11" style:family="text">
      <style:text-properties fo:font-variant="normal" fo:text-transform="none" style:font-name="inherit" fo:font-size="12pt" fo:letter-spacing="normal" fo:font-style="italic" fo:font-weight="bold" style:font-weight-asian="bold" style:font-weight-complex="bold" loext:padding="0in" loext:border="none"/>
    </style:style>
    <style:style style:name="T12" style:family="text">
      <style:text-properties fo:font-variant="normal" fo:text-transform="none" style:font-name="inherit" fo:font-size="12pt" fo:letter-spacing="normal" fo:font-style="italic" fo:font-weight="bold" style:font-style-asian="italic" style:font-weight-asian="bold" style:font-style-complex="italic" style:font-weight-complex="bold" loext:padding="0in" loext:border="none"/>
    </style:style>
    <style:style style:name="T13" style:family="text">
      <style:text-properties fo:font-variant="normal" fo:text-transform="none" style:font-name="inherit" fo:font-style="normal" fo:font-weight="normal"/>
    </style:style>
    <style:style style:name="T14" style:family="text">
      <style:text-properties fo:font-variant="normal" fo:text-transform="none" style:font-name="Noto Serif" fo:font-size="12.75pt" fo:letter-spacing="normal" fo:font-style="normal" fo:font-weight="normal"/>
    </style:style>
    <style:style style:name="T15" style:family="text">
      <style:text-properties fo:font-variant="normal" fo:text-transform="none" style:font-name="Noto Serif" fo:font-size="12.75pt" fo:letter-spacing="normal" fo:font-style="normal" fo:font-weight="normal" officeooo:rsid="002175cb"/>
    </style:style>
    <style:style style:name="T16" style:family="text">
      <style:text-properties fo:font-variant="normal" fo:text-transform="none" style:font-name="Noto Serif" fo:font-size="12.75pt" fo:letter-spacing="normal" fo:font-style="normal" fo:font-weight="normal" officeooo:rsid="0022fd40"/>
    </style:style>
    <style:style style:name="T17" style:family="text">
      <style:text-properties fo:font-variant="normal" fo:text-transform="none" style:font-name="Noto Serif" fo:font-size="12.75pt" fo:letter-spacing="normal" fo:font-style="italic" fo:font-weight="normal"/>
    </style:style>
    <style:style style:name="T18" style:family="text">
      <style:text-properties fo:font-variant="normal" fo:text-transform="none" fo:letter-spacing="normal"/>
    </style:style>
    <style:style style:name="T19" style:family="text">
      <style:text-properties fo:font-variant="normal" fo:text-transform="none" style:font-name="Droid Sans Mono" fo:font-size="12pt" fo:letter-spacing="normal" fo:font-style="normal" fo:font-weight="normal"/>
    </style:style>
    <style:style style:name="T20" style:family="text">
      <style:text-properties fo:font-variant="normal" fo:text-transform="none" style:font-name="Droid Sans Mono" fo:font-size="12pt" fo:letter-spacing="normal" fo:font-style="normal" fo:font-weight="bold"/>
    </style:style>
    <style:style style:name="T21" style:family="text">
      <style:text-properties fo:font-variant="normal" fo:text-transform="none" style:font-name="Droid Sans Mono" fo:font-size="12pt" fo:letter-spacing="normal" fo:font-style="italic" fo:font-weight="bold" fo:background-color="#f7f7f8" loext:char-shading-value="0" style:font-style-asian="italic" style:font-weight-asian="bold" style:font-style-complex="italic" style:font-weight-complex="bold" loext:padding="0in" loext:border="none"/>
    </style:style>
    <style:style style:name="T22" style:family="text">
      <style:text-properties fo:font-variant="normal" fo:text-transform="none" style:font-name="Droid Sans Mono" fo:letter-spacing="normal" fo:font-style="normal" fo:font-weight="normal" fo:background-color="#f7f7f8" loext:char-shading-value="0"/>
    </style:style>
    <style:style style:name="T23" style:family="text">
      <style:text-properties fo:font-variant="normal" fo:text-transform="none" style:font-name="Droid Sans Mono" fo:letter-spacing="normal" fo:font-style="normal" fo:font-weight="normal" loext:padding="0in" loext:border="none"/>
    </style:style>
    <style:style style:name="T24" style:family="text">
      <style:text-properties fo:font-variant="normal" fo:text-transform="none" style:font-name="Droid Sans Mono" fo:font-size="12.75pt" fo:letter-spacing="normal" fo:font-style="normal" fo:font-weight="normal" fo:background-color="#f7f7f8" loext:char-shading-value="0"/>
    </style:style>
    <style:style style:name="T25" style:family="text">
      <style:text-properties fo:font-variant="normal" fo:text-transform="none" fo:color="#000000" style:font-name="Droid Sans Mono" fo:font-size="12pt" fo:letter-spacing="normal" fo:font-style="normal" fo:font-weight="bold"/>
    </style:style>
    <style:style style:name="T26" style:family="text">
      <style:text-properties fo:font-variant="normal" fo:text-transform="none" fo:color="#555555" style:font-name="Droid Sans Mono" fo:font-size="12pt" fo:letter-spacing="normal" fo:font-style="normal" fo:font-weight="normal"/>
    </style:style>
    <style:style style:name="T27" style:family="text">
      <style:text-properties fo:font-variant="normal" fo:text-transform="none" fo:color="#445588" style:font-name="Droid Sans Mono" fo:font-size="12pt" fo:letter-spacing="normal" fo:font-style="normal" fo:font-weight="bold"/>
    </style:style>
    <style:style style:name="T28" style:family="text">
      <style:text-properties fo:font-variant="normal" fo:text-transform="none" fo:color="#000077" style:font-name="Droid Sans Mono" fo:font-size="12pt" fo:letter-spacing="normal" fo:font-style="normal" fo:font-weight="normal"/>
    </style:style>
    <style:style style:name="T29" style:family="text">
      <style:text-properties fo:font-variant="normal" fo:text-transform="none" fo:color="#999988" style:font-name="Droid Sans Mono" fo:font-size="12pt" fo:letter-spacing="normal" fo:font-style="italic" fo:font-weight="normal"/>
    </style:style>
    <style:style style:name="T30" style:family="text">
      <style:text-properties fo:font-variant="normal" fo:text-transform="none" fo:color="#dd1144" style:font-name="Droid Sans Mono" fo:font-size="12pt" fo:letter-spacing="normal" fo:font-style="normal" fo:font-weight="normal"/>
    </style:style>
    <style:style style:name="T31" style:family="text">
      <style:text-properties fo:font-variant="normal" fo:text-transform="none" fo:color="#009999" style:font-name="Droid Sans Mono" fo:font-size="12pt" fo:letter-spacing="normal" fo:font-style="normal" fo:font-weight="normal"/>
    </style:style>
    <style:style style:name="T32" style:family="text">
      <style:text-properties style:font-name="Noto Serif" fo:font-size="12.75pt" fo:letter-spacing="normal" fo:font-style="italic" fo:font-weight="normal"/>
    </style:style>
    <style:style style:name="T33" style:family="text">
      <style:text-properties style:font-name="Droid Sans Mono"/>
    </style:style>
    <style:style style:name="T34" style:family="text">
      <style:text-properties fo:color="#000000" style:font-name="Droid Sans Mono" fo:font-weight="bold"/>
    </style:style>
    <style:style style:name="T35" style:family="text">
      <style:text-properties fo:color="#555555" style:font-name="Droid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nit Testing with Junit</text:h>
      <text:p text:style-name="Text_20_body"/>
      <text:p text:style-name="P1"><text:a xlink:type="simple" xlink:href="http://www.vogella.com/tutorials/JUnit/article.html#code-or-application-under-test" text:style-name="Internet_20_link" text:visited-style-name="Visited_20_Internet_20_Link">http://www.vogella.com/tutorials/JUnit/article.html#code-or-application-under-test</text:a></text:p>
      <text:h text:style-name="P13" text:outline-level="2"><text:bookmark text:name="testintroduction"/><text:a xlink:type="simple" xlink:href="http://www.vogella.com/tutorials/JUnit/article.html#testintroduction" text:style-name="Internet_20_link" text:visited-style-name="Visited_20_Internet_20_Link"><text:span text:style-name="T5">1. The purpose of software tests</text:span></text:a></text:h>
      <text:p text:style-name="P5">A software test is a piece of software, which executes another piece of software. It validates if that code results in the expected state (state testing) or executes the expected sequence of events (behavior testing).</text:p>
      <text:p text:style-name="P5"/>
      <text:p text:style-name="P4">Software unit tests help the developer to verify that the logic of a piece of the program is correct.</text:p>
      <text:p text:style-name="P4"/>
      <text:h text:style-name="P8" text:outline-level="2"><text:bookmark text:name="testingterminology"/><text:a xlink:type="simple" xlink:href="http://www.vogella.com/tutorials/JUnit/article.html#testingterminology" text:style-name="Internet_20_link" text:visited-style-name="Visited_20_Internet_20_Link"><text:span text:style-name="T3">2. Testing terminology</text:span></text:a></text:h>
      <text:h text:style-name="Heading_20_3" text:outline-level="3"><text:bookmark text:name="code-or-application-under-test"/><text:a xlink:type="simple" xlink:href="http://www.vogella.com/tutorials/JUnit/article.html#code-or-application-under-test" text:style-name="Internet_20_link" text:visited-style-name="Visited_20_Internet_20_Link"><text:span text:style-name="T6">Code (or application) under test</text:span></text:a></text:h>
      <text:p text:style-name="P6"><text:span text:style-name="T8">The code which is tested is typically called the </text:span><text:span text:style-name="Emphasis"><text:span text:style-name="T10">code under test</text:span></text:span><text:span text:style-name="T8">. If you are testing an application, this is called the </text:span><text:span text:style-name="Emphasis"><text:span text:style-name="T10">application under test</text:span></text:span><text:span text:style-name="T8">.</text:span></text:p>
      <text:h text:style-name="P9" text:outline-level="3"><text:bookmark text:name="junit_testfixture"/><text:a xlink:type="simple" xlink:href="http://www.vogella.com/tutorials/JUnit/article.html#junit_testfixture" text:style-name="Internet_20_link" text:visited-style-name="Visited_20_Internet_20_Link"><text:span text:style-name="T6">Test fixture</text:span></text:a></text:h>
      <text:p text:style-name="P2"><text:span text:style-name="T14">A </text:span><text:span text:style-name="Emphasis"><text:span text:style-name="T32">test fixture</text:span></text:span><text:span text:style-name="Emphasis"><text:span text:style-name="T17"> </text:span></text:span><text:span text:style-name="T14">is a fixed state in code which is tested used as input for a test. Another way to describe this is a test precondition.</text:span></text:p>
      <text:h text:style-name="P9" text:outline-level="3"><text:bookmark text:name="junit_intro"/><text:a xlink:type="simple" xlink:href="http://www.vogella.com/tutorials/JUnit/article.html#junit_intro" text:style-name="Internet_20_link" text:visited-style-name="Visited_20_Internet_20_Link"><text:span text:style-name="T7">Unit tests and unit testing</text:span></text:a></text:h>
      <text:p text:style-name="P2"><text:span text:style-name="T14">A </text:span><text:span text:style-name="Emphasis"><text:span text:style-name="T17">unit test </text:span></text:span><text:span text:style-name="T14">is a piece of code written by a developer that executes a specific functionality in the code to be tested and asserts a certain behavior or state.</text:span></text:p>
      <text:p text:style-name="P2"><text:span text:style-name="T14">The percentage of code which is tested by unit tests is typically called </text:span><text:span text:style-name="Emphasis"><text:span text:style-name="T17">test coverage.</text:span></text:span></text:p>
      <text:h text:style-name="P9" text:outline-level="3"><text:bookmark text:name="junit_organization"/><text:a xlink:type="simple" xlink:href="http://www.vogella.com/tutorials/JUnit/article.html#junit_organization" text:style-name="Internet_20_link" text:visited-style-name="Visited_20_Internet_20_Link"><text:span text:style-name="Emphasis"><text:span text:style-name="T7">Integration tests</text:span></text:span></text:a></text:h>
      <text:p text:style-name="P2"><text:span text:style-name="Emphasis"><text:span text:style-name="T14">An </text:span></text:span><text:span text:style-name="Emphasis"><text:span text:style-name="T17">integration test </text:span></text:span><text:span text:style-name="Emphasis"><text:span text:style-name="T14">aims to test the behavior of a component or the integration between a set of components. The term </text:span></text:span><text:span text:style-name="Emphasis"><text:span text:style-name="T17">functional test </text:span></text:span><text:span text:style-name="Emphasis"><text:span text:style-name="T14">is sometimes used as synonym for integration test.</text:span></text:span></text:p>
      <text:h text:style-name="P10" text:outline-level="3"><text:bookmark text:name="junit_performancetests"/><text:a xlink:type="simple" xlink:href="http://www.vogella.com/tutorials/JUnit/article.html#junit_performancetests" text:style-name="Internet_20_link" text:visited-style-name="Visited_20_Internet_20_Link"><text:span text:style-name="T2">Performance tests</text:span></text:a></text:h>
      <text:p text:style-name="P5">Their purpose is to ensure that the code under test runs fast enough even if it’s under high load.</text:p>
      <text:h text:style-name="P10" text:outline-level="3"><text:bookmark text:name="behaviorvsstatetesting"/><text:a xlink:type="simple" xlink:href="http://www.vogella.com/tutorials/JUnit/article.html#behaviorvsstatetesting" text:style-name="Internet_20_link" text:visited-style-name="Visited_20_Internet_20_Link"><text:span text:style-name="T2">Behavior vs. state testing</text:span></text:a></text:h>
      <text:p text:style-name="P4">A test is a <text:span text:style-name="T1">behavior test (also called interaction test)</text:span> if it checks if certain methods were called with the correct input parameters. A behavior test does not validate the result of a method call.</text:p>
      <text:p text:style-name="P4"><text:span text:style-name="T1">State testing</text:span> is about validating the result.</text:p>
      <text:p text:style-name="P4"/>
      <text:h text:style-name="P8" text:outline-level="2"><text:bookmark text:name="junittesting"/><text:soft-page-break/><text:a xlink:type="simple" xlink:href="http://www.vogella.com/tutorials/JUnit/article.html#junittesting" text:style-name="Internet_20_link" text:visited-style-name="Visited_20_Internet_20_Link"><text:span text:style-name="T3">3. Using JUnit</text:span></text:a></text:h>
      <text:p text:style-name="P3"/>
      <text:h text:style-name="Heading_20_3" text:outline-level="3"><text:bookmark text:name="unittesting_junit_test"/><text:a xlink:type="simple" xlink:href="http://www.vogella.com/tutorials/JUnit/article.html#unittesting_junit_test" text:style-name="Internet_20_link" text:visited-style-name="Visited_20_Internet_20_Link"><text:span text:style-name="T6">How to define a test in JUnit?</text:span></text:a></text:h>
      <text:p text:style-name="P7"><text:span text:style-name="T9">A JUnit </text:span><text:span text:style-name="Emphasis"><text:span text:style-name="T11">test </text:span></text:span><text:span text:style-name="T8">is a method contained in a class which is only used for testing. This is called a </text:span><text:span text:style-name="Emphasis"><text:span text:style-name="T10">Test class</text:span></text:span><text:span text:style-name="T8">. To define that a certain method is a test method, annotate it with the</text:span><text:span text:style-name="T12"> </text:span><text:span text:style-name="Source_20_Text"><text:span text:style-name="T21">@Test </text:span></text:span><text:span text:style-name="T8">annotation.</text:span></text:p>
      <text:p text:style-name="P6"><text:span text:style-name="T8">This method executes the code under test. You use an </text:span><text:span text:style-name="Emphasis"><text:span text:style-name="T10">assert </text:span></text:span><text:span text:style-name="T8">method, provided by JUnit or another assert framework, to check an expected result versus the actual result. These method calls are typically called </text:span><text:span text:style-name="Emphasis"><text:span text:style-name="T10">asserts </text:span></text:span><text:span text:style-name="T8">or </text:span><text:span text:style-name="Emphasis"><text:span text:style-name="T10">assert statements</text:span></text:span><text:span text:style-name="T8">.</text:span></text:p>
      <text:p text:style-name="P11"><text:span text:style-name="Source_20_Text"><text:span text:style-name="T34">import</text:span></text:span><text:span text:style-name="Source_20_Text"><text:span text:style-name="T33"> </text:span></text:span><text:span text:style-name="Source_20_Text"><text:span text:style-name="T35">static</text:span></text:span><text:span text:style-name="Source_20_Text"><text:span text:style-name="T33"> </text:span></text:span><text:span text:style-name="Source_20_Text"><text:span text:style-name="T35">org.junit.jupiter.api.Assertions.assertEquals</text:span></text:span><text:span text:style-name="Source_20_Text"><text:span text:style-name="T33">;</text:span></text:span></text:p>
      <text:p text:style-name="P14"/>
      <text:p text:style-name="P14"><text:span text:style-name="Source_20_Text"><text:span text:style-name="T25">import</text:span></text:span><text:span text:style-name="Source_20_Text"><text:span text:style-name="T19"> </text:span></text:span><text:span text:style-name="Source_20_Text"><text:span text:style-name="T26">org.junit.jupiter.api.Test</text:span></text:span><text:span text:style-name="Source_20_Text"><text:span text:style-name="T19">;</text:span></text:span></text:p>
      <text:p text:style-name="P14"/>
      <text:p text:style-name="P14"><text:span text:style-name="Source_20_Text"><text:span text:style-name="T20">public</text:span></text:span><text:span text:style-name="Source_20_Text"><text:span text:style-name="T19"> </text:span></text:span><text:span text:style-name="Source_20_Text"><text:span text:style-name="T20">class</text:span></text:span><text:span text:style-name="Source_20_Text"><text:span text:style-name="T19"> </text:span></text:span><text:span text:style-name="Source_20_Text"><text:span text:style-name="T27">MyTests</text:span></text:span><text:span text:style-name="Source_20_Text"><text:span text:style-name="T19"> {</text:span></text:span></text:p>
      <text:p text:style-name="P14"/>
      <text:p text:style-name="P14"><text:span text:style-name="Source_20_Text"><text:span text:style-name="T18"><text:s text:c="4"/></text:span></text:span><text:span text:style-name="Source_20_Text"><text:span text:style-name="T28">@Test</text:span></text:span></text:p>
      <text:p text:style-name="P14"><text:span text:style-name="Source_20_Text"><text:span text:style-name="T18"><text:s text:c="4"/></text:span></text:span><text:span text:style-name="Source_20_Text"><text:span text:style-name="T20">public</text:span></text:span><text:span text:style-name="Source_20_Text"><text:span text:style-name="T19"> </text:span></text:span><text:span text:style-name="Source_20_Text"><text:span text:style-name="T20">void</text:span></text:span><text:span text:style-name="Source_20_Text"><text:span text:style-name="T19"> multiplicationOfZeroIntegersShouldReturnZero() {</text:span></text:span></text:p>
      <text:p text:style-name="P14"><text:span text:style-name="Source_20_Text"><text:span text:style-name="T18"><text:s text:c="8"/></text:span></text:span><text:span text:style-name="Source_20_Text"><text:span text:style-name="T19">MyClass tester = </text:span></text:span><text:span text:style-name="Source_20_Text"><text:span text:style-name="T25">new</text:span></text:span><text:span text:style-name="Source_20_Text"><text:span text:style-name="T19"> MyClass(); </text:span></text:span><text:span text:style-name="Source_20_Text"><text:span text:style-name="T29">// MyClass is tested</text:span></text:span></text:p>
      <text:p text:style-name="P14"/>
      <text:p text:style-name="P14"><text:span text:style-name="Source_20_Text"><text:span text:style-name="T18"><text:s text:c="8"/></text:span></text:span><text:span text:style-name="Source_20_Text"><text:span text:style-name="T29">// assert statements</text:span></text:span></text:p>
      <text:p text:style-name="P14"><text:span text:style-name="Source_20_Text"><text:span text:style-name="T18"><text:s text:c="8"/></text:span></text:span><text:span text:style-name="Source_20_Text"><text:span text:style-name="T19">assertEquals(</text:span></text:span><text:span text:style-name="Source_20_Text"><text:span text:style-name="T30">"10 x 0 must be 0"</text:span></text:span><text:span text:style-name="Source_20_Text"><text:span text:style-name="T19">, </text:span></text:span><text:span text:style-name="Source_20_Text"><text:span text:style-name="T31">0</text:span></text:span><text:span text:style-name="Source_20_Text"><text:span text:style-name="T19">, tester.multiply(</text:span></text:span><text:span text:style-name="Source_20_Text"><text:span text:style-name="T31">10</text:span></text:span><text:span text:style-name="Source_20_Text"><text:span text:style-name="T19">, </text:span></text:span><text:span text:style-name="Source_20_Text"><text:span text:style-name="T31">0</text:span></text:span><text:span text:style-name="Source_20_Text"><text:span text:style-name="T19">));</text:span></text:span></text:p>
      <text:p text:style-name="P14"><text:span text:style-name="Source_20_Text"><text:span text:style-name="T18"><text:s text:c="8"/></text:span></text:span><text:span text:style-name="Source_20_Text"><text:span text:style-name="T19">assertEquals(</text:span></text:span><text:span text:style-name="Source_20_Text"><text:span text:style-name="T30">"0 x 10 must be 0"</text:span></text:span><text:span text:style-name="Source_20_Text"><text:span text:style-name="T19">, </text:span></text:span><text:span text:style-name="Source_20_Text"><text:span text:style-name="T31">0</text:span></text:span><text:span text:style-name="Source_20_Text"><text:span text:style-name="T19">, tester.multiply(</text:span></text:span><text:span text:style-name="Source_20_Text"><text:span text:style-name="T31">0</text:span></text:span><text:span text:style-name="Source_20_Text"><text:span text:style-name="T19">, </text:span></text:span><text:span text:style-name="Source_20_Text"><text:span text:style-name="T31">10</text:span></text:span><text:span text:style-name="Source_20_Text"><text:span text:style-name="T19">));</text:span></text:span></text:p>
      <text:p text:style-name="P14"><text:span text:style-name="Source_20_Text"><text:span text:style-name="T18"><text:s text:c="8"/></text:span></text:span><text:span text:style-name="Source_20_Text"><text:span text:style-name="T19">assertEquals(</text:span></text:span><text:span text:style-name="Source_20_Text"><text:span text:style-name="T30">"0 x 0 must be 0"</text:span></text:span><text:span text:style-name="Source_20_Text"><text:span text:style-name="T19">, </text:span></text:span><text:span text:style-name="Source_20_Text"><text:span text:style-name="T31">0</text:span></text:span><text:span text:style-name="Source_20_Text"><text:span text:style-name="T19">, tester.multiply(</text:span></text:span><text:span text:style-name="Source_20_Text"><text:span text:style-name="T31">0</text:span></text:span><text:span text:style-name="Source_20_Text"><text:span text:style-name="T19">, </text:span></text:span><text:span text:style-name="Source_20_Text"><text:span text:style-name="T31">0</text:span></text:span><text:span text:style-name="Source_20_Text"><text:span text:style-name="T19">));</text:span></text:span></text:p>
      <text:p text:style-name="P14"><text:span text:style-name="Source_20_Text"><text:span text:style-name="T18"><text:s text:c="4"/></text:span></text:span><text:span text:style-name="Source_20_Text"><text:span text:style-name="T19">}</text:span></text:span></text:p>
      <text:p text:style-name="P14"><text:span text:style-name="Source_20_Text"><text:span text:style-name="T19">}</text:span></text:span></text:p>
      <text:h text:style-name="P22" text:outline-level="3"><text:bookmark text:name="juniteclipse_testsuite"/><text:a xlink:type="simple" xlink:href="http://www.vogella.com/tutorials/JUnit/article.html#juniteclipse_testsuite" text:style-name="Internet_20_link" text:visited-style-name="Visited_20_Internet_20_Link"><text:span text:style-name="T4">JUnit test suites</text:span></text:a></text:h>
      <text:p text:style-name="P15"><text:span text:style-name="T4"/></text:p>
      <text:p text:style-name="P16">If you have several test classes, you can combine them into a test suite. Running a test suite executes all test classes in that suite in the specified order. A test suite can also contain other test suites.</text:p>
      <text:p text:style-name="P16"/>
      <text:p text:style-name="P20"><text:span text:style-name="Source_20_Text"><text:span text:style-name="T28">@RunWith</text:span></text:span><text:span text:style-name="Source_20_Text"><text:span text:style-name="T19">(Suite.class)</text:span></text:span></text:p>
      <text:p text:style-name="P14"><text:span text:style-name="Source_20_Text"><text:span text:style-name="T28">@SuiteClasses</text:span></text:span><text:span text:style-name="Source_20_Text"><text:span text:style-name="T19">({</text:span></text:span></text:p>
      <text:p text:style-name="P14"><text:span text:style-name="Source_20_Text"><text:span text:style-name="T18"><text:s text:c="8"/></text:span></text:span><text:span text:style-name="Source_20_Text"><text:span text:style-name="T19">MyClassTest.class,</text:span></text:span></text:p>
      <text:p text:style-name="P14"><text:span text:style-name="Source_20_Text"><text:span text:style-name="T18"><text:s text:c="8"/></text:span></text:span><text:span text:style-name="Source_20_Text"><text:span text:style-name="T19">MySecondClassTest.class })</text:span></text:span></text:p>
      <text:p text:style-name="P14"/>
      <text:p text:style-name="P14"><text:soft-page-break/><text:span text:style-name="Source_20_Text"><text:span text:style-name="T20">public</text:span></text:span><text:span text:style-name="Source_20_Text"><text:span text:style-name="T19"> </text:span></text:span><text:span text:style-name="Source_20_Text"><text:span text:style-name="T20">class</text:span></text:span><text:span text:style-name="Source_20_Text"><text:span text:style-name="T19"> </text:span></text:span><text:span text:style-name="Source_20_Text"><text:span text:style-name="T27">AllTests</text:span></text:span><text:span text:style-name="Source_20_Text"><text:span text:style-name="T19"> {</text:span></text:span></text:p>
      <text:p text:style-name="P14"/>
      <text:p text:style-name="P14"><text:span text:style-name="Source_20_Text"><text:span text:style-name="T19">}</text:span></text:span></text:p>
      <text:h text:style-name="P23" text:outline-level="3"><text:bookmark text:name="junitadvanced"/><text:a xlink:type="simple" xlink:href="http://www.vogella.com/tutorials/JUnit/article.html#junitadvanced" text:style-name="Internet_20_link" text:visited-style-name="Visited_20_Internet_20_Link"><text:span text:style-name="T6">Parameterized test</text:span></text:a></text:h>
      <text:p text:style-name="P17"><text:span text:style-name="T14">You mark a test class as a parameterized test with the </text:span><text:span text:style-name="Source_20_Text"><text:span text:style-name="T22">@RunWith(Parameterized.class) </text:span></text:span><text:span text:style-name="T14">annotation.</text:span></text:p>
      <text:p text:style-name="P17"><text:span text:style-name="T16">S</text:span><text:span text:style-name="T14">uch a test class must contain a static method annotated with the </text:span><text:span text:style-name="Source_20_Text"><text:span text:style-name="T24">@Parameters </text:span></text:span><text:span text:style-name="T14">annotation. That method generates and returns a collection of arrays. Each item in this collection is used as parameter for the test method.</text:span></text:p>
      <text:p text:style-name="P19"><text:span text:style-name="Source_20_Text"><text:span text:style-name="T28">@RunWith</text:span></text:span><text:span text:style-name="Source_20_Text"><text:span text:style-name="T19">(Parameterized.class)</text:span></text:span></text:p>
      <text:p text:style-name="P14"><text:span text:style-name="Source_20_Text"><text:span text:style-name="T20">public</text:span></text:span><text:span text:style-name="Source_20_Text"><text:span text:style-name="T19"> </text:span></text:span><text:span text:style-name="Source_20_Text"><text:span text:style-name="T20">class</text:span></text:span><text:span text:style-name="Source_20_Text"><text:span text:style-name="T19"> </text:span></text:span><text:span text:style-name="Source_20_Text"><text:span text:style-name="T27">ParameterizedTestFields</text:span></text:span><text:span text:style-name="Source_20_Text"><text:span text:style-name="T19"> {</text:span></text:span></text:p>
      <text:p text:style-name="P14"/>
      <text:p text:style-name="P14"><text:span text:style-name="Source_20_Text"><text:span text:style-name="T18"><text:s text:c="4"/></text:span></text:span><text:span text:style-name="Source_20_Text"><text:span text:style-name="T29">// fields used together with @Parameter must be public</text:span></text:span></text:p>
      <text:p text:style-name="P14"><text:span text:style-name="Source_20_Text"><text:span text:style-name="T18"><text:s text:c="4"/></text:span></text:span><text:span text:style-name="Source_20_Text"><text:span text:style-name="T28">@Parameter</text:span></text:span><text:span text:style-name="Source_20_Text"><text:span text:style-name="T19">(</text:span></text:span><text:span text:style-name="Source_20_Text"><text:span text:style-name="T31">0</text:span></text:span><text:span text:style-name="Source_20_Text"><text:span text:style-name="T19">)</text:span></text:span></text:p>
      <text:p text:style-name="P14"><text:span text:style-name="Source_20_Text"><text:span text:style-name="T18"><text:s text:c="4"/></text:span></text:span><text:span text:style-name="Source_20_Text"><text:span text:style-name="T20">public</text:span></text:span><text:span text:style-name="Source_20_Text"><text:span text:style-name="T19"> </text:span></text:span><text:span text:style-name="Source_20_Text"><text:span text:style-name="T20">int</text:span></text:span><text:span text:style-name="Source_20_Text"><text:span text:style-name="T19"> m1;</text:span></text:span></text:p>
      <text:p text:style-name="P14"><text:span text:style-name="Source_20_Text"><text:span text:style-name="T18"><text:s text:c="4"/></text:span></text:span><text:span text:style-name="Source_20_Text"><text:span text:style-name="T28">@Parameter</text:span></text:span><text:span text:style-name="Source_20_Text"><text:span text:style-name="T19">(</text:span></text:span><text:span text:style-name="Source_20_Text"><text:span text:style-name="T31">1</text:span></text:span><text:span text:style-name="Source_20_Text"><text:span text:style-name="T19">)</text:span></text:span></text:p>
      <text:p text:style-name="P14"><text:span text:style-name="Source_20_Text"><text:span text:style-name="T18"><text:s text:c="4"/></text:span></text:span><text:span text:style-name="Source_20_Text"><text:span text:style-name="T20">public</text:span></text:span><text:span text:style-name="Source_20_Text"><text:span text:style-name="T19"> </text:span></text:span><text:span text:style-name="Source_20_Text"><text:span text:style-name="T20">int</text:span></text:span><text:span text:style-name="Source_20_Text"><text:span text:style-name="T19"> m2;</text:span></text:span></text:p>
      <text:p text:style-name="P14"><text:span text:style-name="Source_20_Text"><text:span text:style-name="T18"><text:s text:c="4"/></text:span></text:span><text:span text:style-name="Source_20_Text"><text:span text:style-name="T28">@Parameter</text:span></text:span><text:span text:style-name="Source_20_Text"><text:span text:style-name="T19">(</text:span></text:span><text:span text:style-name="Source_20_Text"><text:span text:style-name="T31">2</text:span></text:span><text:span text:style-name="Source_20_Text"><text:span text:style-name="T19">)</text:span></text:span></text:p>
      <text:p text:style-name="P14"><text:span text:style-name="Source_20_Text"><text:span text:style-name="T18"><text:s text:c="4"/></text:span></text:span><text:span text:style-name="Source_20_Text"><text:span text:style-name="T20">public</text:span></text:span><text:span text:style-name="Source_20_Text"><text:span text:style-name="T19"> </text:span></text:span><text:span text:style-name="Source_20_Text"><text:span text:style-name="T20">int</text:span></text:span><text:span text:style-name="Source_20_Text"><text:span text:style-name="T19"> result;</text:span></text:span></text:p>
      <text:p text:style-name="P14"/>
      <text:p text:style-name="P14"/>
      <text:p text:style-name="P14"><text:span text:style-name="Source_20_Text"><text:span text:style-name="T18"><text:s text:c="4"/></text:span></text:span><text:span text:style-name="Source_20_Text"><text:span text:style-name="T29">// creates the test data</text:span></text:span></text:p>
      <text:p text:style-name="P14"><text:span text:style-name="Source_20_Text"><text:span text:style-name="T18"><text:s text:c="4"/></text:span></text:span><text:span text:style-name="Source_20_Text"><text:span text:style-name="T28">@Parameters</text:span></text:span></text:p>
      <text:p text:style-name="P14"><text:span text:style-name="Source_20_Text"><text:span text:style-name="T18"><text:s text:c="4"/></text:span></text:span><text:span text:style-name="Source_20_Text"><text:span text:style-name="T20">public</text:span></text:span><text:span text:style-name="Source_20_Text"><text:span text:style-name="T19"> </text:span></text:span><text:span text:style-name="Source_20_Text"><text:span text:style-name="T20">static</text:span></text:span><text:span text:style-name="Source_20_Text"><text:span text:style-name="T19"> Collection&lt;Object</text:span></text:span><text:span text:style-name="Source_20_Text"><text:span text:style-name="T20">[]</text:span></text:span><text:span text:style-name="Source_20_Text"><text:span text:style-name="T19">&gt; data() {</text:span></text:span></text:p>
      <text:p text:style-name="P14"><text:span text:style-name="Source_20_Text"><text:span text:style-name="T18"><text:s text:c="8"/></text:span></text:span><text:span text:style-name="Source_20_Text"><text:span text:style-name="T19">Object</text:span></text:span><text:span text:style-name="Source_20_Text"><text:span text:style-name="T20">[][]</text:span></text:span><text:span text:style-name="Source_20_Text"><text:span text:style-name="T19"> data = </text:span></text:span><text:span text:style-name="Source_20_Text"><text:span text:style-name="T25">new</text:span></text:span><text:span text:style-name="Source_20_Text"><text:span text:style-name="T19"> Object</text:span></text:span><text:span text:style-name="Source_20_Text"><text:span text:style-name="T20">[][]</text:span></text:span><text:span text:style-name="Source_20_Text"><text:span text:style-name="T19"> { { </text:span></text:span><text:span text:style-name="Source_20_Text"><text:span text:style-name="T31">1</text:span></text:span><text:span text:style-name="Source_20_Text"><text:span text:style-name="T19"> , </text:span></text:span><text:span text:style-name="Source_20_Text"><text:span text:style-name="T31">2</text:span></text:span><text:span text:style-name="Source_20_Text"><text:span text:style-name="T19">, </text:span></text:span><text:span text:style-name="Source_20_Text"><text:span text:style-name="T31">2</text:span></text:span><text:span text:style-name="Source_20_Text"><text:span text:style-name="T19"> }, { </text:span></text:span><text:span text:style-name="Source_20_Text"><text:span text:style-name="T31">5</text:span></text:span><text:span text:style-name="Source_20_Text"><text:span text:style-name="T19">, </text:span></text:span><text:span text:style-name="Source_20_Text"><text:span text:style-name="T31">3</text:span></text:span><text:span text:style-name="Source_20_Text"><text:span text:style-name="T19">, </text:span></text:span><text:span text:style-name="Source_20_Text"><text:span text:style-name="T31">15</text:span></text:span><text:span text:style-name="Source_20_Text"><text:span text:style-name="T19"> }, { </text:span></text:span><text:span text:style-name="Source_20_Text"><text:span text:style-name="T31">121</text:span></text:span><text:span text:style-name="Source_20_Text"><text:span text:style-name="T19">, </text:span></text:span><text:span text:style-name="Source_20_Text"><text:span text:style-name="T31">4</text:span></text:span><text:span text:style-name="Source_20_Text"><text:span text:style-name="T19">, </text:span></text:span><text:span text:style-name="Source_20_Text"><text:span text:style-name="T31">484</text:span></text:span><text:span text:style-name="Source_20_Text"><text:span text:style-name="T19"> } };</text:span></text:span></text:p>
      <text:p text:style-name="P14"><text:span text:style-name="Source_20_Text"><text:span text:style-name="T18"><text:s text:c="8"/></text:span></text:span><text:span text:style-name="Source_20_Text"><text:span text:style-name="T25">return</text:span></text:span><text:span text:style-name="Source_20_Text"><text:span text:style-name="T19"> Arrays.asList(data);</text:span></text:span></text:p>
      <text:p text:style-name="P14"><text:span text:style-name="Source_20_Text"><text:span text:style-name="T18"><text:s text:c="4"/></text:span></text:span><text:span text:style-name="Source_20_Text"><text:span text:style-name="T19">}</text:span></text:span></text:p>
      <text:p text:style-name="P14"/>
      <text:p text:style-name="P14"/>
      <text:p text:style-name="P14"><text:span text:style-name="Source_20_Text"><text:span text:style-name="T18"><text:s text:c="4"/></text:span></text:span><text:span text:style-name="Source_20_Text"><text:span text:style-name="T28">@Test</text:span></text:span></text:p>
      <text:p text:style-name="P14"><text:span text:style-name="Source_20_Text"><text:span text:style-name="T18"><text:s text:c="4"/></text:span></text:span><text:span text:style-name="Source_20_Text"><text:span text:style-name="T20">public</text:span></text:span><text:span text:style-name="Source_20_Text"><text:span text:style-name="T19"> </text:span></text:span><text:span text:style-name="Source_20_Text"><text:span text:style-name="T20">void</text:span></text:span><text:span text:style-name="Source_20_Text"><text:span text:style-name="T19"> testMultiplyException() {</text:span></text:span></text:p>
      <text:p text:style-name="P14"><text:span text:style-name="Source_20_Text"><text:span text:style-name="T18"><text:s text:c="8"/></text:span></text:span><text:span text:style-name="Source_20_Text"><text:span text:style-name="T19">MyClass tester = </text:span></text:span><text:span text:style-name="Source_20_Text"><text:span text:style-name="T25">new</text:span></text:span><text:span text:style-name="Source_20_Text"><text:span text:style-name="T19"> MyClass();</text:span></text:span></text:p>
      <text:p text:style-name="P14"><text:span text:style-name="Source_20_Text"><text:span text:style-name="T18"><text:s text:c="8"/></text:span></text:span><text:span text:style-name="Source_20_Text"><text:span text:style-name="T19">assertEquals(</text:span></text:span><text:span text:style-name="Source_20_Text"><text:span text:style-name="T30">"Result"</text:span></text:span><text:span text:style-name="Source_20_Text"><text:span text:style-name="T19">, result, tester.multiply(m1, m2));</text:span></text:span></text:p>
      <text:p text:style-name="P14"><text:span text:style-name="Source_20_Text"><text:span text:style-name="T18"><text:s text:c="4"/></text:span></text:span><text:span text:style-name="Source_20_Text"><text:span text:style-name="T19">}</text:span></text:span></text:p>
      <text:p text:style-name="P14"><text:soft-page-break/></text:p>
      <text:p text:style-name="P14"/>
      <text:p text:style-name="P14"><text:span text:style-name="Source_20_Text"><text:span text:style-name="T18"><text:s text:c="4"/></text:span></text:span><text:span text:style-name="Source_20_Text"><text:span text:style-name="T29">// class to be tested</text:span></text:span></text:p>
      <text:p text:style-name="P14"><text:span text:style-name="Source_20_Text"><text:span text:style-name="T18"><text:s text:c="4"/></text:span></text:span><text:span text:style-name="Source_20_Text"><text:span text:style-name="T20">class</text:span></text:span><text:span text:style-name="Source_20_Text"><text:span text:style-name="T19"> </text:span></text:span><text:span text:style-name="Source_20_Text"><text:span text:style-name="T27">MyClass</text:span></text:span><text:span text:style-name="Source_20_Text"><text:span text:style-name="T19"> {</text:span></text:span></text:p>
      <text:p text:style-name="P14"><text:span text:style-name="Source_20_Text"><text:span text:style-name="T18"><text:s text:c="8"/></text:span></text:span><text:span text:style-name="Source_20_Text"><text:span text:style-name="T20">public</text:span></text:span><text:span text:style-name="Source_20_Text"><text:span text:style-name="T19"> </text:span></text:span><text:span text:style-name="Source_20_Text"><text:span text:style-name="T20">int</text:span></text:span><text:span text:style-name="Source_20_Text"><text:span text:style-name="T19"> multiply(</text:span></text:span><text:span text:style-name="Source_20_Text"><text:span text:style-name="T20">int</text:span></text:span><text:span text:style-name="Source_20_Text"><text:span text:style-name="T19"> i, </text:span></text:span><text:span text:style-name="Source_20_Text"><text:span text:style-name="T20">int</text:span></text:span><text:span text:style-name="Source_20_Text"><text:span text:style-name="T19"> j) {</text:span></text:span></text:p>
      <text:p text:style-name="P14"><text:span text:style-name="Source_20_Text"><text:span text:style-name="T18"><text:s text:c="12"/></text:span></text:span><text:span text:style-name="Source_20_Text"><text:span text:style-name="T25">return</text:span></text:span><text:span text:style-name="Source_20_Text"><text:span text:style-name="T19"> i *j;</text:span></text:span></text:p>
      <text:p text:style-name="P14"><text:span text:style-name="Source_20_Text"><text:span text:style-name="T18"><text:s text:c="8"/></text:span></text:span><text:span text:style-name="Source_20_Text"><text:span text:style-name="T19">}</text:span></text:span></text:p>
      <text:p text:style-name="P14"><text:span text:style-name="Source_20_Text"><text:span text:style-name="T18"><text:s text:c="4"/></text:span></text:span><text:span text:style-name="Source_20_Text"><text:span text:style-name="T19">}</text:span></text:span></text:p>
      <text:p text:style-name="P14"/>
      <text:p text:style-name="P14"><text:span text:style-name="Source_20_Text"><text:span text:style-name="T19">}</text:span></text:span></text:p>
      <text:p text:style-name="P18">Table 5. Annotatio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4">JUnit 5</text:p>
            </table:table-cell>
            <table:table-cell table:style-name="Table1.A1" office:value-type="string">
              <text:p text:style-name="P24">JUnit 4</text:p>
            </table:table-cell>
            <table:table-cell table:style-name="Table1.C1" office:value-type="string">
              <text:p text:style-name="P24">Description</text:p>
            </table:table-cell>
          </table:table-row>
        </table:table-header-rows>
        <table:table-row>
          <table:table-cell table:style-name="Table1.A1" office:value-type="string">
            <text:p text:style-name="P25"><text:span text:style-name="Source_20_Text"><text:span text:style-name="T23">import org.junit.jupiter.api.*</text:span></text:span></text:p>
          </table:table-cell>
          <table:table-cell table:style-name="Table1.A1" office:value-type="string">
            <text:p text:style-name="P25"><text:span text:style-name="Source_20_Text"><text:span text:style-name="T23">import org.junit.*</text:span></text:span></text:p>
          </table:table-cell>
          <table:table-cell table:style-name="Table1.C1" office:value-type="string">
            <text:p text:style-name="P26">Import statement for using the following annotations.</text:p>
          </table:table-cell>
        </table:table-row>
        <table:table-row table:style-name="Table1.3">
          <table:table-cell table:style-name="Table1.A1" office:value-type="string">
            <text:p text:style-name="P25"><text:span text:style-name="Source_20_Text"><text:span text:style-name="T23">@Test</text:span></text:span></text:p>
          </table:table-cell>
          <table:table-cell table:style-name="Table1.A1" office:value-type="string">
            <text:p text:style-name="P25"><text:span text:style-name="Source_20_Text"><text:span text:style-name="T23">@Test</text:span></text:span></text:p>
          </table:table-cell>
          <table:table-cell table:style-name="Table1.C1" office:value-type="string">
            <text:p text:style-name="P26">Identifies a method as a test method.</text:p>
          </table:table-cell>
        </table:table-row>
        <table:table-row>
          <table:table-cell table:style-name="Table1.A1" office:value-type="string">
            <text:p text:style-name="P25"><text:span text:style-name="Source_20_Text"><text:span text:style-name="T23">@BeforeEach</text:span></text:span></text:p>
          </table:table-cell>
          <table:table-cell table:style-name="Table1.A1" office:value-type="string">
            <text:p text:style-name="P25"><text:span text:style-name="Source_20_Text"><text:span text:style-name="T23">@Before</text:span></text:span></text:p>
          </table:table-cell>
          <table:table-cell table:style-name="Table1.C1" office:value-type="string">
            <text:p text:style-name="P26">Executed before each test. It is used to prepare the test environment (e.g., read input data, initialize the class).</text:p>
          </table:table-cell>
        </table:table-row>
        <table:table-row table:style-name="Table1.3">
          <table:table-cell table:style-name="Table1.A1" office:value-type="string">
            <text:p text:style-name="P25"><text:span text:style-name="Source_20_Text"><text:span text:style-name="T23">@AfterEach</text:span></text:span></text:p>
          </table:table-cell>
          <table:table-cell table:style-name="Table1.A1" office:value-type="string">
            <text:p text:style-name="P25"><text:span text:style-name="Source_20_Text"><text:span text:style-name="T23">@After</text:span></text:span></text:p>
          </table:table-cell>
          <table:table-cell table:style-name="Table1.C1" office:value-type="string">
            <text:p text:style-name="P26">Executed after each test. It is used to cleanup the test environment (e.g., delete temporary data, restore defaults). It can also save memory by cleaning up expensive memory structures.</text:p>
          </table:table-cell>
        </table:table-row>
        <table:table-row>
          <table:table-cell table:style-name="Table1.A1" office:value-type="string">
            <text:p text:style-name="P25"><text:span text:style-name="Source_20_Text"><text:span text:style-name="T23">@BeforeAll</text:span></text:span></text:p>
          </table:table-cell>
          <table:table-cell table:style-name="Table1.A1" office:value-type="string">
            <text:p text:style-name="P25"><text:span text:style-name="Source_20_Text"><text:span text:style-name="T23">@BeforeClass</text:span></text:span></text:p>
          </table:table-cell>
          <table:table-cell table:style-name="Table1.C1" office:value-type="string">
            <text:p text:style-name="P25"><text:span text:style-name="T13">Executed once, before the start of all tests. It is used to perform time intensive activities, for example, to connect to a database. Methods marked with this annotation need to be defined as </text:span><text:span text:style-name="Source_20_Text"><text:span text:style-name="T23">static</text:span></text:span><text:span text:style-name="T13"> to work with JUnit.</text:span></text:p>
          </table:table-cell>
        </table:table-row>
        <table:table-row table:style-name="Table1.3">
          <table:table-cell table:style-name="Table1.A1" office:value-type="string">
            <text:p text:style-name="P25"><text:span text:style-name="Source_20_Text"><text:span text:style-name="T23">@AfterEach</text:span></text:span></text:p>
          </table:table-cell>
          <table:table-cell table:style-name="Table1.A1" office:value-type="string">
            <text:p text:style-name="P25"><text:span text:style-name="Source_20_Text"><text:span text:style-name="T23">@AfterClass</text:span></text:span></text:p>
          </table:table-cell>
          <table:table-cell table:style-name="Table1.C1" office:value-type="string">
            <text:p text:style-name="P25"><text:span text:style-name="T13">Executed once, after all tests have been finished. It is used to perform clean-up activities, for example, to </text:span><text:soft-page-break/><text:span text:style-name="T13">disconnect from a database. Methods annotated with this annotation need to be defined as </text:span><text:span text:style-name="Source_20_Text"><text:span text:style-name="T23">static</text:span></text:span><text:span text:style-name="T13">to work with JUnit.</text:span></text:p>
          </table:table-cell>
        </table:table-row>
        <table:table-row>
          <table:table-cell table:style-name="Table1.A1" office:value-type="string">
            <text:p text:style-name="P25"><text:span text:style-name="Source_20_Text"><text:span text:style-name="T22">@Disabled</text:span></text:span><text:span text:style-name="T13"> or </text:span><text:span text:style-name="Source_20_Text"><text:span text:style-name="T22">@Disabled("Why disabled")</text:span></text:span></text:p>
          </table:table-cell>
          <table:table-cell table:style-name="Table1.A1" office:value-type="string">
            <text:p text:style-name="P25"><text:span text:style-name="Source_20_Text"><text:span text:style-name="T22">@Ignore</text:span></text:span><text:span text:style-name="T13"> or </text:span><text:span text:style-name="Source_20_Text"><text:span text:style-name="T22">@Ignore("Why disabled")</text:span></text:span></text:p>
          </table:table-cell>
          <table:table-cell table:style-name="Table1.C1" office:value-type="string">
            <text:p text:style-name="P26">Marks that the test should be disabled. This is useful when the underlying code has been changed and the test case has not yet been adapted. Or if the execution time of this test is too long to be included. It is best practice to provide the optional description, why the test is disabled.</text:p>
          </table:table-cell>
        </table:table-row>
        <table:table-row table:style-name="Table1.3">
          <table:table-cell table:style-name="Table1.A1" office:value-type="string">
            <text:p text:style-name="P25"><text:span text:style-name="T13">Not available, is replaced by </text:span><text:span text:style-name="Source_20_Text"><text:span text:style-name="T23">org.junit.jupiter.api.Assertions.expectThrows()</text:span></text:span></text:p>
          </table:table-cell>
          <table:table-cell table:style-name="Table1.A1" office:value-type="string">
            <text:p text:style-name="P25"><text:span text:style-name="Source_20_Text"><text:span text:style-name="T23">@Test (expected = Exception.class)</text:span></text:span></text:p>
          </table:table-cell>
          <table:table-cell table:style-name="Table1.C1" office:value-type="string">
            <text:p text:style-name="P26">Fails if the method does not throw the named exception.</text:p>
          </table:table-cell>
        </table:table-row>
        <table:table-row>
          <table:table-cell table:style-name="Table1.A10" office:value-type="string">
            <text:p text:style-name="P25"><text:span text:style-name="T13">Not available, is replaced by </text:span><text:span text:style-name="Source_20_Text"><text:span text:style-name="T22">AssertTimeout.assertTimeout()</text:span></text:span><text:span text:style-name="T13">and </text:span><text:span text:style-name="Source_20_Text"><text:span text:style-name="T22">AssertTimeout.assertTimeoutPreemptively()</text:span></text:span></text:p>
          </table:table-cell>
          <table:table-cell table:style-name="Table1.A10" office:value-type="string">
            <text:p text:style-name="P25"><text:span text:style-name="Source_20_Text"><text:span text:style-name="T23">@Test(timeout=100)</text:span></text:span></text:p>
          </table:table-cell>
          <table:table-cell table:style-name="Table1.C10" office:value-type="string">
            <text:p text:style-name="P26">Fails if the method takes longer than 100 milliseconds.</text:p>
          </table:table-cell>
        </table:table-row>
      </table:table>
      <text:p text:style-name="P18"><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DejaVu Sans Mono', monospace"/>
    <style:font-face style:name="Noto Serif" svg:font-family="'Noto Serif', 'DejaVu Serif', serif"/>
    <style:font-face style:name="Open Sans" svg:font-family="'Open Sans', 'DejaVu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5:12:38.818274072</meta:creation-date>
    <dc:date>2017-07-28T11:17:14.133994845</dc:date>
    <meta:editing-duration>PT2H57M19S</meta:editing-duration>
    <meta:editing-cycles>18</meta:editing-cycles>
    <meta:generator>LibreOffice/5.2.2.2$Linux_X86_64 LibreOffice_project/20m0$Build-2</meta:generator>
    <meta:document-statistic meta:table-count="1" meta:image-count="0" meta:object-count="0" meta:page-count="5" meta:paragraph-count="105" meta:word-count="876" meta:character-count="5747" meta:non-whitespace-character-count="4780"/>
  </office:meta>
</office:document-meta>
</file>